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05cm" fo:min-width="4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95cm" fo:min-width="3.1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95cm" fo:min-width="4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1.95cm" fo:min-width="3.9cm"/>
    </style:style>
    <style:style style:name="gr9" style:family="graphic" style:parent-style-name="objectwithoutfill">
      <style:graphic-properties draw:marker-end="Arrow" draw:marker-end-width="0.3cm" draw:fill="none" draw:fill-color="#ff3300" draw:textarea-vertical-align="middle"/>
    </style:style>
    <style:style style:name="gr10" style:family="graphic" style:parent-style-name="standard">
      <style:graphic-properties draw:fill-color="#99ff99" draw:textarea-horizontal-align="justify" draw:textarea-vertical-align="middle" draw:auto-grow-height="false" fo:min-height="2.15cm" fo:min-width="4.1cm"/>
    </style:style>
    <style:style style:name="gr11" style:family="graphic" style:parent-style-name="standard">
      <style:graphic-properties draw:fill-color="#99ff99" draw:textarea-horizontal-align="justify" draw:textarea-vertical-align="middle" draw:auto-grow-height="false" fo:min-height="2.15cm" fo:min-width="3.8cm"/>
    </style:style>
    <style:style style:name="gr12" style:family="graphic" style:parent-style-name="standard">
      <style:graphic-properties draw:fill-color="#ff3300" draw:textarea-horizontal-align="justify" draw:textarea-vertical-align="middle" draw:auto-grow-height="false" fo:min-height="2.05cm" fo:min-width="3.6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="none" draw:fill-color="#ff3300"/>
      <style:paragraph-properties fo:text-align="center"/>
    </style:style>
    <style:style style:name="P7" style:family="paragraph">
      <loext:graphic-properties draw:fill-color="#99ff99"/>
      <style:paragraph-properties fo:text-align="center"/>
    </style:style>
    <style:style style:name="P8" style:family="paragraph">
      <loext:graphic-properties draw:fill-color="#ff33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2.3cm" svg:x="7.9cm" svg:y="3.8cm">
          <text:p text:style-name="P1">Number of </text:p>
          <text:p text:style-name="P1">Meetings.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1cm" svg:y1="6.1cm" svg:x2="10.1cm" svg:y2="10.1cm">
          <text:p/>
        </draw:line>
        <draw:line draw:style-name="gr2" draw:text-style-name="P3" draw:layer="layout" svg:x1="8.7cm" svg:y1="6.1cm" svg:x2="3.9cm" svg:y2="9.9cm">
          <text:p/>
        </draw:line>
        <draw:line draw:style-name="gr2" draw:text-style-name="P3" draw:layer="layout" svg:x1="11.7cm" svg:y1="6.1cm" svg:x2="16cm" svg:y2="9.9cm">
          <text:p/>
        </draw:line>
        <draw:frame draw:style-name="gr3" draw:text-style-name="P4" draw:layer="layout" svg:width="3.6cm" svg:height="0.962cm" svg:x="2.5cm" svg:y="6.9cm">
          <draw:text-box>
            <text:p><text:s text:c="10"/>2-3</text:p>
          </draw:text-box>
        </draw:frame>
        <draw:frame draw:style-name="gr3" draw:text-style-name="P4" draw:layer="layout" svg:width="2.8cm" svg:height="0.962cm" svg:x="7.1cm" svg:y="7.9cm">
          <draw:text-box>
            <text:p><text:s text:c="7"/>0-1</text:p>
          </draw:text-box>
        </draw:frame>
        <draw:frame draw:style-name="gr4" draw:text-style-name="P4" draw:layer="layout" svg:width="3cm" svg:height="1.673cm" svg:x="14cm" svg:y="6.4cm">
          <draw:text-box>
            <text:p/>
            <text:p/>
          </draw:text-box>
        </draw:frame>
        <draw:frame draw:style-name="gr5" draw:text-style-name="P4" draw:layer="layout" svg:width="1.226cm" svg:height="0.962cm" svg:x="13.9cm" svg:y="7.1cm">
          <draw:text-box>
            <text:p>&gt;3</text:p>
          </draw:text-box>
        </draw:frame>
        <draw:custom-shape draw:style-name="gr6" draw:text-style-name="P2" draw:layer="layout" svg:width="3.6cm" svg:height="2.2cm" svg:x="8.4cm" svg:y="9.9cm">
          <text:p text:style-name="P1">Workload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5cm" svg:height="2.2cm" svg:x="1.5cm" svg:y="9.9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cm" svg:height="2.2cm" svg:x="13.7cm" svg:y="9.9cm">
          <text:p text:style-name="P1">No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0.1cm" svg:y1="12.1cm" svg:x2="10.1cm" svg:y2="16.5cm">
          <text:p/>
        </draw:line>
        <draw:line draw:style-name="gr9" draw:text-style-name="P6" draw:layer="layout" svg:x1="11.1cm" svg:y1="12.1cm" svg:x2="15.5cm" svg:y2="16.5cm">
          <text:p/>
        </draw:line>
        <draw:line draw:style-name="gr9" draw:text-style-name="P6" draw:layer="layout" svg:x1="9cm" svg:y1="12.1cm" svg:x2="4.4cm" svg:y2="16.3cm">
          <text:p/>
        </draw:line>
        <draw:custom-shape draw:style-name="gr10" draw:text-style-name="P7" draw:layer="layout" svg:width="4.6cm" svg:height="2.4cm" svg:x="2cm" svg:y="16.3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3cm" svg:height="2.4cm" svg:x="8.4cm" svg:y="16.4cm">
          <text:p text:style-name="P1">Ye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4.1cm" svg:height="2.3cm" svg:x="13.9cm" svg:y="16.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874cm" svg:height="0.962cm" svg:x="3.5cm" svg:y="14.2cm">
          <draw:text-box>
            <text:p>Light</text:p>
          </draw:text-box>
        </draw:frame>
        <draw:frame draw:style-name="gr5" draw:text-style-name="P4" draw:layer="layout" svg:width="2.847cm" svg:height="0.962cm" svg:x="7cm" svg:y="15cm">
          <draw:text-box>
            <text:p>Average</text:p>
          </draw:text-box>
        </draw:frame>
        <draw:frame draw:style-name="gr5" draw:text-style-name="P4" draw:layer="layout" svg:width="2.297cm" svg:height="0.962cm" svg:x="14.1cm" svg:y="14.1cm">
          <draw:text-box>
            <text:p>Heavy</text:p>
          </draw:text-box>
        </draw:frame>
        <draw:frame draw:style-name="gr5" draw:text-style-name="P4" draw:layer="layout" svg:width="1.311cm" svg:height="0.962cm" svg:x="15.6cm" svg:y="17.2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8:05:51.463938309</meta:creation-date>
    <dc:date>2017-10-10T18:38:54.509899329</dc:date>
    <meta:editing-duration>PT12M42S</meta:editing-duration>
    <meta:editing-cycles>1</meta:editing-cycles>
    <meta:document-statistic meta:object-count="21"/>
    <meta:generator>LibreOffice/5.1.6.2$Linux_X86_64 LibreOffice_project/10m0$Build-2</meta:generator>
  </office:meta>
</office:document-meta>
</file>